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fo:text-align="center"/>
      <style:text-properties style:font-name="Consolas" fo:color="#FF0000" fo:font-size="14pt" style:font-size-asian="14pt" style:font-size-complex="14pt"/>
    </style:style>
    <style:style style:name="P2" style:parent-style-name="Paragrafoelenco" style:list-style-name="LFO1" style:family="paragraph">
      <style:text-properties style:font-name="Consolas" fo:font-style="italic" style:font-style-asian="italic" style:font-style-complex="italic" fo:font-size="12pt" style:font-size-asian="12pt" style:font-size-complex="12pt"/>
    </style:style>
    <style:style style:name="P3" style:parent-style-name="Paragrafoelenco" style:list-style-name="LFO1" style:family="paragraph">
      <style:text-properties style:font-name="Consolas"/>
    </style:style>
    <style:style style:name="P4" style:parent-style-name="Paragrafoelenco" style:list-style-name="LFO1" style:family="paragraph">
      <style:text-properties style:font-name="Consolas"/>
    </style:style>
    <style:style style:name="P5" style:parent-style-name="Paragrafoelenco" style:list-style-name="LFO1" style:family="paragraph"/>
    <style:style style:name="T6" style:parent-style-name="Car.predefinitoparagrafo" style:family="text">
      <style:text-properties style:font-name="Consolas"/>
    </style:style>
    <style:style style:name="P7" style:parent-style-name="Paragrafoelenco" style:list-style-name="LFO1" style:family="paragraph">
      <style:text-properties style:font-name="Consolas" style:font-name-asian="Times New Roman" style:font-name-complex="Courier New" fo:color="#23282D" style:language-asian="it" style:country-asian="IT"/>
    </style:style>
    <style:style style:name="P8" style:parent-style-name="Paragrafoelenco" style:list-style-name="LFO1" style:family="paragraph">
      <style:text-properties style:font-name="Consolas" style:font-name-asian="Times New Roman" style:font-name-complex="Courier New" fo:color="#23282D" fo:language="en" fo:country="GB" style:language-asian="it" style:country-asian="IT"/>
    </style:style>
    <style:style style:name="P9" style:parent-style-name="Paragrafoelenco" style:list-style-name="LFO1" style:family="paragraph">
      <style:text-properties style:font-name="Consolas" style:font-name-asian="Times New Roman" style:font-name-complex="Courier New" fo:color="#23282D" fo:language="en" fo:country="GB" style:language-asian="it" style:country-asian="IT"/>
    </style:style>
    <style:style style:name="P10" style:parent-style-name="Paragrafoelenco" style:list-style-name="LFO1" style:family="paragraph">
      <style:text-properties style:font-name="Consolas" style:font-name-asian="Times New Roman" style:font-name-complex="Courier New" fo:color="#23282D" fo:language="en" fo:country="GB" style:language-asian="it" style:country-asian="IT"/>
    </style:style>
    <style:style style:name="P11" style:parent-style-name="Paragrafoelenco" style:list-style-name="LFO1" style:family="paragraph"/>
    <style:style style:name="T12" style:parent-style-name="CodiceHTML" style:family="text">
      <style:text-properties style:font-name="Consolas" style:font-name-asian="Calibri" fo:font-style="italic" style:font-style-asian="italic" style:font-style-complex="italic" fo:color="#23282D" fo:font-size="12pt" style:font-size-asian="12pt" style:font-size-complex="12pt"/>
    </style:style>
    <style:style style:name="P13" style:parent-style-name="Paragrafoelenco" style:list-style-name="LFO2" style:family="paragraph"/>
    <style:style style:name="T14" style:parent-style-name="Collegamentoipertestuale" style:family="text">
      <style:text-properties style:font-name="Consolas"/>
    </style:style>
    <style:style style:name="P15" style:parent-style-name="Paragrafoelenco" style:list-style-name="LFO1" style:family="paragraph"/>
    <style:style style:name="T16" style:parent-style-name="Car.predefinitoparagrafo" style:family="text">
      <style:text-properties style:font-name="Consolas" fo:font-style="italic" style:font-style-asian="italic" style:font-style-complex="italic" fo:font-size="12pt" style:font-size-asian="12pt" style:font-size-complex="12pt"/>
    </style:style>
    <style:style style:name="T17" style:parent-style-name="Car.predefinitoparagrafo" style:family="text">
      <style:text-properties fo:language="en" fo:country="US"/>
    </style:style>
    <style:style style:name="T18" style:parent-style-name="Collegamentoipertestuale" style:family="text">
      <style:text-properties fo:language="en" fo:country="US"/>
    </style:style>
    <style:style style:name="T19" style:parent-style-name="Car.predefinitoparagrafo" style:family="text">
      <style:text-properties fo:language="en" fo:country="US"/>
    </style:style>
    <style:style style:name="T20" style:parent-style-name="Collegamentoipertestuale" style:family="text">
      <style:text-properties fo:language="en" fo:country="US"/>
    </style:style>
    <style:style style:name="T21" style:parent-style-name="Collegamentoipertestuale" style:family="text">
      <style:text-properties fo:language="en" fo:country="US"/>
    </style:style>
    <style:style style:name="T22" style:parent-style-name="Collegamentoipertestuale" style:family="text">
      <style:text-properties fo:language="en" fo:country="US"/>
    </style:style>
    <style:style style:name="T23" style:parent-style-name="Car.predefinitoparagrafo" style:family="text">
      <style:text-properties fo:language="en" fo:country="US"/>
    </style:style>
    <style:style style:name="T24" style:parent-style-name="Collegamentoipertestuale" style:family="text">
      <style:text-properties fo:language="en" fo:country="US"/>
    </style:style>
    <style:style style:name="T25" style:parent-style-name="Car.predefinitoparagrafo" style:family="text">
      <style:text-properties fo:language="en" fo:country="US"/>
    </style:style>
    <style:style style:name="T26" style:parent-style-name="Car.predefinitoparagrafo" style:family="text">
      <style:text-properties fo:language="en" fo:country="US"/>
    </style:style>
    <style:style style:name="T27" style:parent-style-name="Collegamentoipertestuale" style:family="text">
      <style:text-properties fo:language="en" fo:country="US"/>
    </style:style>
    <style:style style:name="P28" style:parent-style-name="Normale" style:family="paragraph">
      <style:text-properties fo:language="en" fo:country="US"/>
    </style:style>
    <style:style style:name="T29" style:parent-style-name="Car.predefinitoparagrafo" style:family="text">
      <style:text-properties fo:language="en" fo:country="US"/>
    </style:style>
    <style:style style:name="T30" style:parent-style-name="Car.predefinitoparagrafo" style:family="text">
      <style:text-properties fo:language="en" fo:country="US"/>
    </style:style>
    <style:style style:name="T31" style:parent-style-name="Car.predefinitoparagrafo" style:family="text">
      <style:text-properties fo:language="en" fo:country="US"/>
    </style:style>
    <style:style style:name="T32" style:parent-style-name="Car.predefinitoparagrafo" style:family="text">
      <style:text-properties fo:language="en" fo:country="US"/>
    </style:style>
    <style:style style:name="T33" style:parent-style-name="Collegamentoipertestuale" style:family="text">
      <style:text-properties fo:language="en" fo:country="US"/>
    </style:style>
    <style:style style:name="T34" style:parent-style-name="Car.predefinitoparagrafo" style:family="text">
      <style:text-properties fo:language="en" fo:country="US"/>
    </style:style>
    <style:style style:name="T35" style:parent-style-name="Car.predefinitoparagrafo" style:family="text">
      <style:text-properties style:font-name="Consolas" fo:color="#24292E"/>
    </style:style>
    <style:style style:name="T36" style:parent-style-name="Car.predefinitoparagrafo" style:family="text">
      <style:text-properties style:font-name="Consolas" fo:color="#24292E"/>
    </style:style>
    <style:style style:name="T37" style:parent-style-name="Car.predefinitoparagrafo" style:family="text">
      <style:text-properties style:font-name="Consolas" fo:color="#24292E"/>
    </style:style>
    <style:style style:name="T38" style:parent-style-name="Car.predefinitoparagrafo" style:family="text">
      <style:text-properties fo:language="en" fo:country="US"/>
    </style:style>
    <style:style style:name="T39" style:parent-style-name="Collegamentoipertestuale" style:family="text">
      <style:text-properties style:font-name="Segoe UI" style:font-name-complex="Segoe UI" fo:background-color="#FFFFFF"/>
    </style:style>
  </office:automatic-styles>
  <office:body>
    <office:text text:use-soft-page-breaks="true">
      <text:p text:style-name="P1">Webgoat</text:p>
      <text:list text:style-name="LFO1" text:continue-numbering="true">
        <text:list-item>
          <text:p text:style-name="P2">Installazione</text:p>
          <text:list text:continue-numbering="true">
            <text:list-item>
              <text:p text:style-name="P3">Usare una macchina virtuale, preferibilmente kali linux, per installare ed usare Webgoat in quanto altrimenti il computer è soggetto a grossi rischi di vulnerabilità durante l’uso se si è connessi ad una rete<text:s/>aperta.</text:p>
            </text:list-item>
            <text:list-item>
              <text:p text:style-name="P4">Ci si può loggare come amministratore per non dover sempre scrivere sudo: sudo su -</text:p>
            </text:list-item>
            <text:list-item>
              <text:p text:style-name="P5"><text:span text:style-name="T6">Fare un apt-get update del sistema per aggiornare tutti i pacchetti</text:span></text:p>
            </text:list-item>
            <text:list-item>
              <text:p text:style-name="P7">Scaricare il pacchetto WebGoat server da github</text:p>
              <text:list text:continue-numbering="true">
                <text:list-item>
                  <text:p text:style-name="P8">wget https://github.com/WebGoat/WebGoat/releases/download/v8.1.0/webgoat-server-8.1.0.jar</text:p>
                </text:list-item>
              </text:list>
            </text:list-item>
            <text:list-item>
              <text:p text:style-name="P9">Avviare WebGoat<text:s/></text:p>
              <text:list text:continue-numbering="true">
                <text:list-item>
                  <text:p text:style-name="P10">java -jar webgoat-server-8.1.0.jar [--server.port=8080] [--server.address=localhost]</text:p>
                </text:list-item>
              </text:list>
            </text:list-item>
          </text:list>
        </text:list-item>
        <text:list-item>
          <text:p text:style-name="P11"><text:span text:style-name="T12">Da browser digitare nella barra degli indirizzi il seguente url</text:span></text:p>
        </text:list-item>
      </text:list>
      <text:list text:style-name="LFO2" text:continue-numbering="true">
        <text:list-item>
          <text:list>
            <text:list-item>
              <text:p text:style-name="P13"><text:a xlink:href="http://127.0.0.1:8080/WebGoat/" office:target-frame-name="_top" xlink:show="replace"><text:span text:style-name="T14">localhost:8080/WebGoat/</text:span></text:a></text:p>
            </text:list-item>
          </text:list>
        </text:list-item>
      </text:list>
      <text:list text:style-name="LFO1" text:continue-numbering="true">
        <text:list-item>
          <text:p text:style-name="P15"><text:span text:style-name="T16">Iniziare il lavoro</text:span></text:p>
        </text:list-item>
      </text:list>
      <text:p text:style-name="Normale"/>
      <text:p text:style-name="Normale">WebGoat on windows</text:p>
      <text:p text:style-name="Normale"><text:span text:style-name="T17">Download jre per owasp zap (Windows non in linea 64 bit):<text:s/></text:span><text:a xlink:href="https://www.java.com/it/download/manual.jsp" office:target-frame-name="_top" xlink:show="replace"><text:span text:style-name="T18">https://www.java.com/it/download/manual.jsp</text:span></text:a></text:p>
      <text:p text:style-name="Normale"><text:span text:style-name="T19">Download owasp zap (64 bit):<text:s/></text:span><text:a xlink:href="https://www.zaproxy.org/" office:target-frame-name="_top" xlink:show="replace"><text:span text:style-name="T20">https://www.zapro</text:span><text:bookmark-start text:name="_Hlt57637194"/><text:bookmark-start text:name="_Hlt57637195"/><text:span text:style-name="T21">x</text:span><text:bookmark-end text:name="_Hlt57637194"/><text:bookmark-end text:name="_Hlt57637195"/><text:span text:style-name="T22">y.org/</text:span></text:a></text:p>
      <text:p text:style-name="Normale">Attivare sottosistema linux: attiva o disattiva funzionalità di windows -&gt; attivare piattaforma macchina virtuale, sottosistema windows per linux e hyper-v</text:p>
      <text:p text:style-name="Normale">Se dovessere esserci problemi con l’attivazione di hyper-v occorre abilitare la virtualizzazione da bios. Per farlo occorre andare in impostazioni -&gt; ripristino -&gt; avvio avanzato -&gt; riavvia -&gt;<text:s/>avvia bios<text:s/></text:p>
      <text:p text:style-name="Normale"><text:span text:style-name="T23">Download docker:<text:s/></text:span><text:a xlink:href="https://hub.docker.com/editions/community/docker-ce-desktop-windows/" office:target-frame-name="_top" xlink:show="replace"><text:span text:style-name="T24">https://hub.docker.com/editions/community/docker-ce-desktop-windows/</text:span></text:a><text:span text:style-name="T25"><text:s/>--- farlo come prima cosa perché l’installazione richiede un po’ di tempo</text:span><text:span text:style-name="T26">. Se ad installazione chiede di aggiornare il sottosistema linux, scaricare il pacchetto da<text:s/></text:span><text:a xlink:href="https://docs.microsoft.com/it-it/windows/wsl/wsl2-kernel" office:target-frame-name="_top" xlink:show="replace"><text:span text:style-name="T27">https://docs.microsoft.com/it-it/windows/wsl/wsl2-kernel</text:span></text:a></text:p>
      <text:p text:style-name="P28">Installare firefox</text:p>
      <text:p text:style-name="Normale"><text:span text:style-name="T29">Una volta installato docker aprire il cmd ed eseguire il commando “</text:span><text:span text:style-name="T30">docker pull webgoat/webgoat-7.1</text:span><text:span text:style-name="T31">”</text:span><text:span text:style-name="T32"><text:s/>per scaricare il container di webgoat (come indicato da<text:s/></text:span><text:a xlink:href="https://hub.docker.com/r/webgoat/webgoat-7.1/)" office:target-frame-name="_top" xlink:show="replace"><text:span text:style-name="T33">https://hub.docker.com/r/webgoat/webgoat-7.1/)</text:span></text:a></text:p>
      <text:p text:style-name="PreformattatoHTML"><text:span text:style-name="T34">Collegarsi al server docker con “</text:span><text:span text:style-name="T35">docker run -p 8080:8080 -p 9090:9090 -e TZ=Europe/</text:span><text:span text:style-name="T36">Rome</text:span><text:span text:style-name="T37"><text:s/>webgoat/goatandwolf</text:span><text:span text:style-name="T38">”</text:span></text:p>
      <text:p text:style-name="Normale">Dal browser accedere a webgoat tramite l’indirizzo<text:s/><text:a xlink:href="http://127.0.0.1:8080/WebGoat" office:target-frame-name="_top" xlink:show="replace"><text:span text:style-name="T39">http://127.0.0.1:8080/WebGoat</text:span></text:a></text:p>
      <text:p text:style-name="Normale">Creare un nuovo utente</text:p>
      <text:p text:style-name="Normale">Fatt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Collegamentovisitato" style:display-name="Collegamento visitato" style:family="text" style:parent-style-name="Car.predefinitoparagraf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PreformattatoHTML" style:display-name="Preformattato HTML" style:family="paragraph" style:parent-style-name="Normale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tru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ia Pacchin</meta:initial-creator>
    <dc:creator>Mattia Pacchin</dc:creator>
    <meta:creation-date>2020-11-21T08:45:00Z</meta:creation-date>
    <dc:date>2020-11-30T14:21:00Z</dc:date>
    <meta:template xlink:href="Normal.dotm" xlink:type="simple"/>
    <meta:editing-cycles>11</meta:editing-cycles>
    <meta:editing-duration>PT3600S</meta:editing-duration>
    <meta:document-statistic meta:page-count="1" meta:paragraph-count="4" meta:word-count="364" meta:character-count="2441" meta:row-count="17" meta:non-whitespace-character-count="2081"/>
  </office:meta>
</office:document-meta>
</file>